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a8df" officeooo:paragraph-rsid="0005a8df"/>
    </style:style>
    <style:style style:name="P2" style:family="paragraph" style:parent-style-name="Standard">
      <style:paragraph-properties fo:text-align="center" style:justify-single-word="false"/>
      <style:text-properties officeooo:rsid="0005a8df" officeooo:paragraph-rsid="0005a8df"/>
    </style:style>
    <style:style style:name="P3" style:family="paragraph" style:parent-style-name="Standard">
      <style:paragraph-properties fo:text-align="start" style:justify-single-word="false"/>
      <style:text-properties officeooo:rsid="0005a8df" officeooo:paragraph-rsid="0005a8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J Guillaume</text:p>
      <text:p text:style-name="P1">Professor Jumadinova</text:p>
      <text:p text:style-name="P1">Computer Science 111</text:p>
      <text:p text:style-name="P1">13 November 2014</text:p>
      <text:p text:style-name="P1"/>
      <text:p text:style-name="P2">Reflection</text:p>
      <text:p text:style-name="P2"/>
      <text:p text:style-name="P3"><text:tab/>This lab was extremely challenging, completing it was much more satisfying than I had anticipated. <text:s/>Understanding the source code took me a while, but once I got the hang of it I was able to work with it more easily. <text:s/>Creating the priority-search and category-search methods was difficult, with help I understood how to use an iterator to go through each item in the original array list(which was created from the todo.txt file) and then while there was a line, the program goes into the while loop. <text:s/>In the while loop the todoItem goes into the line and then finds the priority within that line. <text:s/>If the priority matches the requestedPriority, that whole line would be added to the priorityList. <text:s/>At the end this file returns and iterates through the priorityList. <text:s/></text:p>
      <text:p text:style-name="P3"><text:tab/>The main method also took time as I had to discover how to implement information from the TodoList into TodoListMain. <text:s/>The trick to this was using the toString method. <text:s/>I also learned that you cannot use boolean operators with String object comparisons, this is useful to know. <text:s/>Another challenge I faced was when the category-search wouldn't return because of the space after the comma. <text:s/></text:p>
      <text:p text:style-name="P3"><text:tab/>Overall, most of the challenge in this Lab was in trying a million different things and seeing what did or didn't work and figuring out what the simple mistake was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1:50:44.211442211</meta:creation-date>
    <dc:date>2014-11-13T12:06:12.415441280</dc:date>
    <meta:editing-duration>P0D</meta:editing-duration>
    <meta:editing-cycles>1</meta:editing-cycles>
    <meta:document-statistic meta:table-count="0" meta:image-count="0" meta:object-count="0" meta:page-count="1" meta:paragraph-count="8" meta:word-count="236" meta:character-count="1403" meta:non-whitespace-character-count="1158"/>
    <meta:generator>LibreOffice/4.2.7.2$Linux_X86_64 LibreOffice_project/420m0$Build-2</meta:generator>
  </office:meta>
</office:document-meta>
</file>